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8000" loext:opacity="100%"/>
    </style:style>
    <style:style style:name="T2" style:family="text">
      <style:text-properties fo:color="#ff8000" loext:opacity="100%" style:font-name="Liberation Mono"/>
    </style:style>
    <style:style style:name="T3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6.261cm" presentation:class="title" presentation:user-transformed="true">
          <draw:text-box>
            <text:p>Препроцессинг</text:p>
          </draw:text-box>
        </draw:frame>
        <draw:frame presentation:style-name="pr2" draw:text-style-name="P1" draw:layer="layout" svg:width="25.199cm" svg:height="3.294cm" svg:x="1.4cm" svg:y="9.525cm" presentation:class="outline" presentation:user-transformed="true">
          <draw:text-box>
            <text:p text:style-name="P2">Лекция 2-5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Макроопределение (мáкрос)</text:p>
          </draw:text-box>
        </draw:frame>
        <draw:frame presentation:style-name="pr2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Макрос — символьное имя, заменяемое при обработке препроцессором на последовательность программных инструкций</text:p>
              </text:list-item>
              <text:list-item>
                <text:p>Макрос состоит из команды препроцессора <text:span text:style-name="T1">#define</text:span>, имени макроса и определения</text:p>
              </text:list-item>
            </text:list>
            <text:p><text:span text:style-name="T2">#define</text:span><text:span text:style-name="T3"> LED_PIN 13</text:span></text:p>
            <text:p><text:span text:style-name="T2">#define</text:span><text:span text:style-name="T3"> TRUE 1</text:span></text:p>
            <text:p><text:span text:style-name="T2">#define</text:span><text:span text:style-name="T3"> FALSE 0</text:span></text:p>
            <text:list text:continue-numbering="true" text:style-name="L2">
              <text:list-item>
                <text:p>Макросы используются для улучшения читаемости программы, заменяя “волшебные числа” на осмысленные имена</text:p>
              </text:list-item>
              <text:list-item>
                <text:p>Макросы улучшают структуру программы и снижают количество ошибок, особенно когда одно и то же значение используется во многих местах программы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0T10:29:05.247159799</meta:creation-date>
    <meta:generator>LibreOffice/7.3.7.2$Linux_X86_64 LibreOffice_project/30$Build-2</meta:generator>
    <dc:date>2023-03-21T11:02:15.531067953</dc:date>
    <meta:editing-duration>PT42M37S</meta:editing-duration>
    <meta:editing-cycles>12</meta:editing-cycles>
    <meta:document-statistic meta:object-count="40"/>
  </office:meta>
</office:document-meta>
</file>